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0E1000000E1C26147519AFBE1EB.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paragraph-properties style:border-line-width-top="0.026cm 0.026cm 0.106cm" fo:padding-left="0cm" fo:padding-right="0cm" fo:padding-top="0.035cm" fo:padding-bottom="0cm" fo:border-left="none" fo:border-right="none" fo:border-top="4.51pt double #622423" fo:border-bottom="none">
        <style:tab-stops>
          <style:tab-stop style:position="7.795cm" style:type="center"/>
          <style:tab-stop style:position="15.589cm" style:type="right"/>
        </style:tab-stops>
      </style:paragraph-properties>
    </style:style>
    <style:style style:name="P2" style:family="paragraph" style:parent-style-name="Standard">
      <style:paragraph-properties>
        <style:tab-stops>
          <style:tab-stop style:position="7.795cm" style:type="center"/>
          <style:tab-stop style:position="15.589cm" style:type="right"/>
        </style:tab-stops>
      </style:paragraph-properties>
      <style:text-properties style:font-name="Arial" fo:font-weight="bold" style:font-weight-asian="bold"/>
    </style:style>
    <style:style style:name="P3" style:family="paragraph" style:parent-style-name="Standard">
      <style:paragraph-properties>
        <style:tab-stops>
          <style:tab-stop style:position="7.795cm" style:type="center"/>
          <style:tab-stop style:position="15.589cm" style:type="right"/>
        </style:tab-stops>
      </style:paragraph-properties>
      <style:text-properties style:font-name="Arial" fo:font-weight="bold" officeooo:rsid="00022041" officeooo:paragraph-rsid="00022041" style:font-weight-asian="bold"/>
    </style:style>
    <style:style style:name="P4" style:family="paragraph" style:parent-style-name="Standard">
      <style:text-properties fo:font-size="16pt" officeooo:rsid="00022041" officeooo:paragraph-rsid="00022041" style:font-size-asian="16pt" style:font-size-complex="16pt"/>
    </style:style>
    <style:style style:name="P5" style:family="paragraph" style:parent-style-name="Standard">
      <style:text-properties fo:font-size="16pt" officeooo:rsid="00022041" officeooo:paragraph-rsid="00033ea0" style:font-size-asian="16pt" style:font-size-complex="16pt"/>
    </style:style>
    <style:style style:name="P6" style:family="paragraph" style:parent-style-name="Standard">
      <style:text-properties fo:font-size="16pt" officeooo:rsid="00022041" officeooo:paragraph-rsid="0005a10a" style:font-size-asian="16pt" style:font-size-complex="16pt"/>
    </style:style>
    <style:style style:name="P7" style:family="paragraph" style:parent-style-name="Standard">
      <style:text-properties fo:font-size="16pt" officeooo:rsid="00022041" officeooo:paragraph-rsid="000739a6" style:font-size-asian="16pt" style:font-size-complex="16pt"/>
    </style:style>
    <style:style style:name="P8" style:family="paragraph" style:parent-style-name="Standard">
      <style:text-properties fo:font-size="16pt" officeooo:rsid="00027a7e" officeooo:paragraph-rsid="000332ec" style:font-size-asian="16pt" style:font-size-complex="16pt"/>
    </style:style>
    <style:style style:name="P9" style:family="paragraph" style:parent-style-name="Standard">
      <style:text-properties fo:font-size="16pt" officeooo:rsid="0003f478" officeooo:paragraph-rsid="0003f478" style:font-size-asian="16pt" style:font-size-complex="16pt"/>
    </style:style>
    <style:style style:name="T1" style:family="text">
      <style:text-properties style:font-name="Arial" fo:language="en" fo:country="US" fo:font-weight="bold" style:font-weight-asian="bold"/>
    </style:style>
    <style:style style:name="T2" style:family="text">
      <style:text-properties style:font-name="Arial" fo:language="en" fo:country="none" fo:font-weight="bold" style:font-weight-asian="bold"/>
    </style:style>
    <style:style style:name="T3" style:family="text">
      <style:text-properties style:font-name="Arial" fo:language="es" fo:country="ES" fo:font-weight="bold" style:font-weight-asian="bold"/>
    </style:style>
    <style:style style:name="T4" style:family="text">
      <style:text-properties officeooo:rsid="000332ec"/>
    </style:style>
    <style:style style:name="T5" style:family="text">
      <style:text-properties officeooo:rsid="00033ea0"/>
    </style:style>
    <style:style style:name="T6" style:family="text">
      <style:text-properties officeooo:rsid="0003f478"/>
    </style:style>
    <style:style style:name="T7" style:family="text">
      <style:text-properties officeooo:rsid="0005a10a"/>
    </style:style>
    <style:style style:name="T8" style:family="text">
      <style:text-properties officeooo:rsid="000739a6"/>
    </style:style>
    <style:style style:name="T9" style:family="text">
      <style:text-properties officeooo:rsid="0007643b"/>
    </style:style>
    <style:style style:name="fr1" style:family="graphic" style:parent-style-name="Graphics">
      <style:graphic-properties fo:margin-left="0.318cm" fo:margin-right="0.318cm" fo:margin-top="0cm" fo:margin-bottom="0cm" style:run-through="foreground" style:wrap="parallel" style:number-wrapped-paragraphs="no-limit" style:wrap-contour="true" style:wrap-contour-mode="full"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4">1. ¿Qué es la IA?</text:p>
      <text:p text:style-name="P4"/>
      <text:p text:style-name="P4">La IA es un campo que combina la ciencia informática y los conjuntos de datos robustos para permitir la resolución de problemas. También abarca los subcampos del machine learning y el deep learning, que se mencionan frecuentemente junto con la inteligencia artificial. Estas disciplinas están conformadas por algoritmos de IA que buscan crear sistemas expertos que hagan predicciones o clasificaciones basadas en datos de entrada. <text:s/></text:p>
      <text:p text:style-name="P4"/>
      <text:p text:style-name="P4">2. ¿Porqué es tan usada en la actualidad?</text:p>
      <text:p text:style-name="P4"><text:s text:c="4"/></text:p>
      <text:p text:style-name="P8">Se usa mucho, porque permite automatizar tareas complejas de manera muy dinamica, por ejemplo, las maquinas emsambladoras en la industria automotriz. </text:p>
      <text:p text:style-name="P8">O<text:span text:style-name="T4">tra razon por la cual se usa mucho, es por la cantidad de datos que puede analizar, que nos permite identificar patrones, tendencias y relaciones ocultas que el ojo humano quizas no puede identificar.</text:span></text:p>
      <text:p text:style-name="P4"/>
      <text:p text:style-name="P4">3. ¿Cuáles son los enfoques de la IA?</text:p>
      <text:p text:style-name="P4"/>
      <text:p text:style-name="P4"><text:span text:style-name="T5">Algunos </text:span>enfoques dentro del campo de la IA se basan en diferentes técnicas y metodologías para abordar diversos problemas:</text:p>
      <text:p text:style-name="P4"/>
      <text:p text:style-name="P5">*Machine Learning: se centra en permitir que las máquinas aprendan de los datos y mejoren su rendimiento en tareas específicas con la experiencia. Incluye subcampos como el aprendizaje supervisado.</text:p>
      <text:p text:style-name="P5"/>
      <text:p text:style-name="P5">*Deep Learning: subcategoría del aprendizaje automático que utiliza redes neuronales artificiales profundas para modelar y resolver problemas complejos.</text:p>
      <text:p text:style-name="P4"><text:soft-page-break/></text:p>
      <text:p text:style-name="P4">*Procesamiento del Lenguaje Natural (NLP): <text:span text:style-name="T5">s</text:span>e enfoca en permitir que las máquinas comprendan, generen y respondan al lenguaje humano. Incluye tareas como la traducción automática, la generación de texto, la clasificación de sentimientos y la extracción de información de textos.</text:p>
      <text:p text:style-name="P4"/>
      <text:p text:style-name="P4">*Visión por Computadora: se dedica a capacitar a las máquinas para que interpreten y comprendan imágenes y videos. Incluye la detección de objetos, el reconocimiento facial, la segmentación de imágenes y más.</text:p>
      <text:p text:style-name="P4"/>
      <text:p text:style-name="P4">*Robótica: busca desarrollar robots que puedan interactuar con su entorno de manera autónoma, ya sea para realizar tareas específicas o para aprender y adaptarse a nuevas situaciones.</text:p>
      <text:p text:style-name="P4"><text:s text:c="4"/></text:p>
      <text:p text:style-name="P4">4. ¿Qué es un agente?</text:p>
      <text:p text:style-name="P4"><text:s text:c="4"/></text:p>
      <text:p text:style-name="P4"><text:span text:style-name="T5">U</text:span>n agente se refiere a un sistema computacional que tiene la capacidad de percibir su entorno, tomar decisiones y actuar en él con el propósito de lograr objetivos específicos. Un agente puede ser cualquier tipo de entidad, desde programas de software hasta robots físicos, que interactúa con el entorno para alcanzar metas predefinidas.</text:p>
      <text:p text:style-name="P4"/>
      <text:p text:style-name="P4">5. ¿Cómo podemos saber que es racional?</text:p>
      <text:p text:style-name="P4"/>
      <text:p text:style-name="P9">Con racionalidad, se refiere a la capacidad de una IA para tomar decisiones y realizar acciones que maximicen la probabilidad de alcanzar sus objetivos. Un agente racional es aquel que elige las acciones que mejor se alinean con sus objetivos, basándose en la información disponible y el conocimiento acumulado.</text:p>
      <text:p text:style-name="P9"><text:s/></text:p>
      <text:p text:style-name="P4"><text:soft-page-break/></text:p>
      <text:p text:style-name="P4">La racionalidad de un agente se evalúa en términos de su capacidad para tomar decisiones informadas y eficientes en función de sus objetivos y el entorno en el que opera. Hay varios criterios para evaluar la racionalidad de un agente:</text:p>
      <text:p text:style-name="P4"/>
      <text:p text:style-name="P4">*Optimalidad: se considera racional si su comportamiento conduce a la obtención del mejor resultado posible en función de su conocimiento y objetivos.</text:p>
      <text:p text:style-name="P4"/>
      <text:p text:style-name="P4">*Eficiencia: alcanzar sus objetivos con el menor consumo de recursos, como tiempo, energía o costo.</text:p>
      <text:p text:style-name="P4"/>
      <text:p text:style-name="P4">*Consistencia: <text:span text:style-name="T6">t</text:span>oma decisiones coherentes en situaciones similares, utilizando principios y reglas que se aplican de manera consistente.</text:p>
      <text:p text:style-name="P4"/>
      <text:p text:style-name="P4">*Adaptabilidad: ajustar su comportamiento en función de cambios en el entorno o en sus objetivos, a medida que adquiere nueva información.</text:p>
      <text:p text:style-name="P4"/>
      <text:p text:style-name="P4"><text:span text:style-name="T6">*R</text:span>azonamiento basado en conocimiento: utiliza su conocimiento y experiencia previa para inferir y tomar decisiones informadas.</text:p>
      <text:p text:style-name="P4"/>
      <text:p text:style-name="P4">*Toma de decisiones ponderada: considera diferentes factores y trade-offs al tomar decisiones, sopesando la importancia de cada uno en función de sus objetivos.</text:p>
      <text:p text:style-name="P4"/>
      <text:p text:style-name="P4"/>
      <text:p text:style-name="P4"/>
      <text:p text:style-name="P4"/>
      <text:p text:style-name="P4"/>
      <text:p text:style-name="P4"/>
      <text:p text:style-name="P4"/>
      <text:p text:style-name="P4"/>
      <text:p text:style-name="P4"><text:soft-page-break/></text:p>
      <text:p text:style-name="P4">6. ¿Qué es el Machine Learning?</text:p>
      <text:p text:style-name="P4"/>
      <text:p text:style-name="P4"><text:span text:style-name="T7">El machine learning, es un subcampo de la IA, que se basa en desarrollar tecnicas o algoritmos, que les da la posibilidad a las computadoras la habilidad de aprender de los datos y mejorar su rendimiento en tareas específicas con la experiencia, sin necesidad de ser programadas explícitamente para cada tarea, o sea, se trata de enseñar a las computadoras cómo aprender y mejorar automáticamente a partir de la experiencia. <text:s/></text:span></text:p>
      <text:p text:style-name="P9"/>
      <text:p text:style-name="P4">7.¿Cuáles son los tipos de aprendizaje?</text:p>
      <text:p text:style-name="P4"/>
      <text:p text:style-name="P4">*Aprendizaje Supervisado: Los algoritmos se entrenan utilizando ejemplos etiquetados, es decir, pares de datos de entrada y su correspondiente salida deseada.</text:p>
      <text:p text:style-name="P4"/>
      <text:p text:style-name="P4">*Aprendizaje No Supervisado: Los algoritmos buscan patrones y estructuras en los datos sin etiquetas, agrupando o segmentando los datos en función de similitudes.</text:p>
      <text:p text:style-name="P4"/>
      <text:p text:style-name="P4">*Aprendizaje por Refuerzo: Los algoritmos aprenden a través de la interacción con un entorno y recompensas, tomando decisiones para maximizar una recompensa acumulada.</text:p>
      <text:p text:style-name="P4"/>
      <text:p text:style-name="P4">8. Explique el flujo de trabajo de un ingeniero en machine learning.</text:p>
      <text:p text:style-name="P4"><text:s text:c="4"/></text:p>
      <text:p text:style-name="P4">El flujo de trabajo de un ingeniero en Machine Learning es un proceso iterativo que involucra diversas etapas, desde la definición del problema hasta la implementación y evaluación del modelo.</text:p>
      <text:p text:style-name="P4"/>
      <text:p text:style-name="P4"/>
      <text:p text:style-name="P4"/>
      <text:p text:style-name="P4"><text:soft-page-break/></text:p>
      <text:p text:style-name="P6">*Definición del Problema y Objetivos: <text:span text:style-name="T7">C</text:span>omprender el problema que se debe resolver y los objetivos que se quieren lograr con el modelo de Machine Learning. <text:s text:c="4"/>Identificar la tarea específica, como clasificación, regresión, clustering, etc.</text:p>
      <text:p text:style-name="P4"/>
      <text:p text:style-name="P4">*Recolección y Preparación de Datos: Obtener los datos necesarios para entrenar y evaluar el modelo. <text:s text:c="7"/>Limpiar los datos eliminando valores atípicos, datos faltantes y ruidos. Realizar la ingeniería de características, que implica transformar y crear nuevas características a partir de los datos originales para mejorar el rendimiento del modelo.</text:p>
      <text:p text:style-name="P4"/>
      <text:p text:style-name="P4">*Selección del Algoritmo y Modelo: Elegir el tipo de algoritmo de Machine Learning que se adapte mejor al problema (supervisado, no supervisado, refuerzo, etc.). <text:s text:c="6"/>Seleccionar un modelo específico dentro de esa categoría, como un algoritmo de regresión lineal, una red neuronal, un algoritmo de clustering, etc.</text:p>
      <text:p text:style-name="P4"/>
      <text:p text:style-name="P4">*División de los Datos: Separar los datos en conjuntos de entrenamiento, validación y prueba. Esto permite evaluar el rendimiento del modelo en datos no vistos.</text:p>
      <text:p text:style-name="P4"/>
      <text:p text:style-name="P4">*Entrenamiento del Modelo: <text:span text:style-name="T7">A</text:span>limentar los datos de entrenamiento al modelo para que aprenda a partir de ellos. Ajustar los parámetros del modelo para minimizar el error en las predicciones o clasificaciones.</text:p>
      <text:p text:style-name="P4"/>
      <text:p text:style-name="P4">*Validación y Ajuste: Evaluar el rendimiento del modelo utilizando el conjunto de validación. Ajustar los hiperparámetros del modelo para mejorar su rendimiento en los datos de validación.</text:p>
      <text:p text:style-name="P4"/>
      <text:p text:style-name="P4"/>
      <text:p text:style-name="P4"/>
      <text:p text:style-name="P4"><text:soft-page-break/>*Evaluación del Modelo: Evaluar el modelo final utilizando el conjunto de prueba, que representa datos completamente nuevos para el modelo. Medir métricas de rendimiento relevantes, como precisión, recall, F1-score, error cuadrado medio, etc.</text:p>
      <text:p text:style-name="P4"/>
      <text:p text:style-name="P4">*Ajustes Finales y Optimización: Realizar ajustes finales en el modelo, si es necesario, con base en los resultados de la evaluación. Realizar técnicas de optimización, como regularización, ajuste de parámetros y selección de características.</text:p>
      <text:p text:style-name="P4"/>
      <text:p text:style-name="P4">*Implementación y Despliegue: Implementar el modelo en un entorno de producción, como una aplicación web, un sistema de recomendación o un robot. <text:s text:c="8"/>Asegurarse de que el modelo sea escalable y que funcione en tiempo real, si es necesario.</text:p>
      <text:p text:style-name="P4"/>
      <text:p text:style-name="P4">*Monitoreo y Mantenimiento: Monitorizar el rendimiento del modelo en producción para asegurarse de que sigue siendo efectivo y preciso. Realizar actualizaciones y ajustes periódicos para adaptarse a cambios en los datos o en las condiciones del entorno.</text:p>
      <text:p text:style-name="P4"/>
      <text:p text:style-name="P4">9. ¿Qué son las Metaheurísticas? ¿Para qué sirven? Investigue un caso de uso.</text:p>
      <text:p text:style-name="P4"><text:s text:c="4"/></text:p>
      <text:p text:style-name="P7"><text:span text:style-name="T8">S</text:span>on técnicas de optimización que se utilizan para resolver problemas complejos que no pueden abordarse de manera eficiente mediante métodos tradicionales. Estas técnicas se basan en principios heurísticos generales y se aplican a un amplio rango de problemas en diversos campos, como la ingeniería, la logística, la planificación, la economía y más. </text:p>
      <text:p text:style-name="P7"/>
      <text:p text:style-name="P7"><text:span text:style-name="T8">S</text:span>e centran en la exploración y búsqueda en el espacio de soluciones de un problema para encontrar una solución óptima o satisfactoria. No garantizan encontrar <text:soft-page-break/>la solución global óptima, pero pueden encontrar soluciones de alta calidad en un tiempo razonable para problemas muy complejos y de gran tamaño.</text:p>
      <text:p text:style-name="P4"/>
      <text:p text:style-name="P4">Un ejemplo de caso de uso de metaheurísticas es el problema del "Viajante de Comercio" (Traveling Salesman Problem, TSP). En este problema, se busca encontrar la ruta más corta que permita a un vendedor visitar un conjunto de ciudades exactamente una vez y regresar a la ciudad de origen. Dado que el número de posibles rutas aumenta factorialmente con el número de ciudades, resolverlo exhaustivamente para un gran número de ciudades es impracticable.</text:p>
      <text:p text:style-name="P4"/>
      <text:p text:style-name="P4">10. ¿A qué hace referencia el Teorema No Free Lunch?</text:p>
      <text:p text:style-name="P4"/>
      <text:p text:style-name="P4">El Teorema "No Free Lunch" (NFL) es un concepto fundamental en el campo de la optimización y el aprendizaje automático. El teorema establece que, en promedio, en el conjunto de todos los problemas de optimización, ningún algoritmo de búsqueda puede superar a cualquier otro algoritmo cuando se considera el rendimiento en todos los posibles problemas.</text:p>
      <text:p text:style-name="P4"/>
      <text:p text:style-name="P4"><text:span text:style-name="T9">S</text:span>ostiene que no hay un algoritmo universalmente superior que pueda resolver todos los problemas de optimización de manera óptima. Si un algoritmo se desempeña excepcionalmente bien en un conjunto específico de problemas, es probable que su rendimiento sea peor en otro conjunto de problemas. Esto se debe a que las características de los problemas varían y lo que puede funcionar bien para un tipo de problema podría no funcionar igual de bien para otro.</text:p>
      <text:p text:style-name="P4"/>
      <text:p text:style-name="P4">El teorema no implica que todos los algoritmos son igualmente buenos en todos los problemas, sino que su promedio de desempeño es equivalente cuando se consideran todos los problemas posibles. Esto significa <text:soft-page-break/>que no existe un "almuerzo gratis" en el sentido de que no hay un único enfoque que sea la mejor solución para todos los casos.</text:p>
      <text:p text:style-name="P4"/>
      <text:p text:style-name="P4">Este teorema tiene implicaciones importantes en la práctica del diseño de algoritmos de optimización y en la selección de algoritmos en diferentes contextos. En lugar de buscar un único algoritmo que funcione perfectamente en todas las situaciones, es crucial elegir o diseñar algoritmos específicos para problemas particulares y comprender las características y limitaciones de cada enfoque.</text:p>
      <text:p text:style-name="P4"/>
      <text:p text:style-name="P4">El Teorema "No Free Lunch" destaca la necesidad de la especialización y adaptación de algoritmos a los problemas específicos que se están abordando, y resalta la importancia de la investigación continua y el desarrollo de nuevas técnicas para abordar problemas complejos y cambiante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s" fo:country="AR"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es" fo:country="AR"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00%" fo:text-align="start" style:justify-single-word="false" fo:orphans="2" fo:widows="2" style:writing-mode="lr-tb"/>
      <style:text-properties style:font-name="Calibri" fo:font-family="Calibri" style:font-family-generic="roman" style:font-pitch="variable" fo:font-size="10pt" style:font-name-asian="Calibri1" style:font-family-asian="Calibri" style:font-family-generic-asian="system" style:font-pitch-asian="variable" style:font-size-asian="10pt" style:language-asian="en" style:country-asian="GB" style:font-name-complex="Arial1" style:font-family-complex="Arial" style:font-family-generic-complex="system" style:font-pitch-complex="variable" style:font-size-complex="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style style:name="Header" style:family="paragraph" style:parent-style-name="Standard" loext:linked-style-name="Encabezado_20_Car" style:class="extra">
      <style:paragraph-properties>
        <style:tab-stops>
          <style:tab-stop style:position="7.5cm" style:type="center"/>
          <style:tab-stop style:position="15cm" style:type="right"/>
        </style:tab-stops>
      </style:paragraph-properties>
      <style:text-properties style:font-name="Calibri" fo:font-family="Calibri" style:font-family-generic="roman" style:font-pitch="variable" fo:font-size="11pt"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style>
    <style:style style:name="Footer" style:family="paragraph" style:parent-style-name="Standard" loext:linked-style-name="Pie_20_de_20_página_20_Car" style:class="extra">
      <style:paragraph-properties>
        <style:tab-stops>
          <style:tab-stop style:position="7.5cm" style:type="center"/>
          <style:tab-stop style:position="15cm" style:type="right"/>
        </style:tab-stops>
      </style:paragraph-properties>
      <style:text-properties style:font-name="Calibri" fo:font-family="Calibri" style:font-family-generic="roman" style:font-pitch="variable" fo:font-size="11pt"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style>
    <style:style style:name="Balloon_20_Text" style:display-name="Balloon Text" style:family="paragraph" style:parent-style-name="Standard" loext:linked-style-name="Texto_20_de_20_globo_20_Car">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text-properties style:font-name="Calibri" fo:font-family="Calibri" style:font-family-generic="roman" style:font-pitch="variable" fo:language="es" fo:country="MX" style:font-name-asian="Calibri1" style:font-family-asian="Calibri" style:font-family-generic-asian="system" style:font-pitch-asian="variable" style:font-name-complex="Times New Roman" style:font-family-complex="'Times New Roman'" style:font-family-generic-complex="system" style:font-pitch-complex="variable"/>
    </style:style>
    <style:style style:name="Default_20_Paragraph_20_Font" style:display-name="Default Paragraph Font" style:family="text"/>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Texto_20_de_20_globo_20_Car" style:display-name="Texto de globo Car" style:family="text" style:parent-style-name="Default_20_Paragraph_20_Font"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style:tab-stops>
          <style:tab-stop style:position="7.795cm" style:type="center"/>
          <style:tab-stop style:position="15.589cm" style:type="right"/>
        </style:tab-stops>
      </style:paragraph-properties>
      <style:text-properties style:font-name="Arial" fo:font-weight="bold" style:font-weight-asian="bold"/>
    </style:style>
    <style:style style:name="MP2" style:family="paragraph" style:parent-style-name="Standard">
      <style:paragraph-properties>
        <style:tab-stops>
          <style:tab-stop style:position="7.795cm" style:type="center"/>
          <style:tab-stop style:position="15.589cm" style:type="right"/>
        </style:tab-stops>
      </style:paragraph-properties>
      <style:text-properties style:font-name="Arial" fo:font-weight="bold" officeooo:rsid="00022041" officeooo:paragraph-rsid="00022041" style:font-weight-asian="bold"/>
    </style:style>
    <style:style style:name="MP3" style:family="paragraph" style:parent-style-name="Standard">
      <style:paragraph-properties style:border-line-width-top="0.026cm 0.026cm 0.106cm" fo:padding-left="0cm" fo:padding-right="0cm" fo:padding-top="0.035cm" fo:padding-bottom="0cm" fo:border-left="none" fo:border-right="none" fo:border-top="4.51pt double #622423" fo:border-bottom="none">
        <style:tab-stops>
          <style:tab-stop style:position="7.795cm" style:type="center"/>
          <style:tab-stop style:position="15.589cm" style:type="right"/>
        </style:tab-stops>
      </style:paragraph-properties>
    </style:style>
    <style:style style:name="MT1" style:family="text">
      <style:text-properties style:font-name="Arial" fo:language="en" fo:country="US" fo:font-weight="bold" style:font-weight-asian="bold"/>
    </style:style>
    <style:style style:name="MT2" style:family="text">
      <style:text-properties style:font-name="Arial" fo:language="en" fo:country="none" fo:font-weight="bold" style:font-weight-asian="bold"/>
    </style:style>
    <style:style style:name="MT3" style:family="text">
      <style:text-properties style:font-name="Arial" fo:language="es" fo:country="ES" fo:font-weight="bold" style:font-weight-asian="bold"/>
    </style:style>
    <style:style style:name="Mfr1" style:family="graphic" style:parent-style-name="Graphics">
      <style:graphic-properties fo:margin-left="0.318cm" fo:margin-right="0.318cm" fo:margin-top="0cm" fo:margin-bottom="0cm" style:run-through="foreground" style:wrap="parallel" style:number-wrapped-paragraphs="no-limit" style:wrap-contour="true" style:wrap-contour-mode="full"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cm" fo:margin-bottom="0.801cm" fo:margin-left="2.501cm" fo:margin-right="2.501cm" style:writing-mode="lr-tb" style:layout-grid-color="#c0c0c0" style:layout-grid-lines="39" style:layout-grid-base-height="0.635cm" style:layout-grid-ruby-height="0cm" style:layout-grid-mode="none" style:layout-grid-ruby-below="false" style:layout-grid-print="false" style:layout-grid-display="false" style:layout-grid-base-width="0.35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3cm" fo:margin-left="0cm" fo:margin-right="0cm" fo:margin-bottom="1.199cm" style:dynamic-spacing="true"/>
      </style:header-style>
      <style:footer-style>
        <style:header-footer-properties fo:min-height="1.499cm" fo:margin-left="0cm" fo:margin-right="0cm" fo:margin-top="1.399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n 2" text:anchor-type="char" svg:x="15.993cm" svg:y="-0.589cm" svg:width="1.803cm" svg:height="1.803cm" draw:z-index="7"><draw:image xlink:href="Pictures/10000000000000E1000000E1C26147519AFBE1EB.png" xlink:type="simple" xlink:show="embed" xlink:actuate="onLoad" draw:mime-type="image/png"/><svg:desc>descarga</svg:desc><draw:contour-polygon svg:width="221px" svg:height="221px" svg:viewBox="0 0 221 221" draw:points="0,0 0,221 221,221 221,0" draw:recreate-on-edit="false"/></draw:frame>Ingeniería en Informática</text:p>
        <text:p text:style-name="MP2">Inteligencia Artificial</text:p>
        <text:p text:style-name="MP2">Trabajo Practico Unidad 1</text:p>
      </style:header>
      <style:footer>
        <text:p text:style-name="MP3"><text:span text:style-name="MT1">Lucas</text:span><text:span text:style-name="MT2"> A.</text:span><text:span text:style-name="MT1"> Galdame </text:span><text:span text:style-name="MT2">Villegas </text:span><text:bookmark text:name="_GoBack"/><text:span text:style-name="MT1"><text:s text:c="100"/></text:span><text:span text:style-name="MT3">Página </text:span><text:span text:style-name="MT1"><text:page-number text:select-page="current">8</text:page-number></text:span></text:p>
      </style:footer>
    </style:master-page>
    <style:master-page style:name="First_20_Page" style:display-name="First Page" style:page-layout-name="Mpm2" draw:style-name="Mdp1" style:next-style-name="Standard">
      <style:header>
        <text:p text:style-name="Header"/>
      </style:header>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Villegas</meta:initial-creator>
    <meta:editing-cycles>18</meta:editing-cycles>
    <meta:creation-date>2019-12-08T19:13:00</meta:creation-date>
    <dc:date>2023-08-22T15:57:00.512700484</dc:date>
    <meta:editing-duration>PT2M31S</meta:editing-duration>
    <meta:generator>LibreOffice/7.3.7.2$Linux_X86_64 LibreOffice_project/30$Build-2</meta:generator>
    <meta:print-date>2023-08-22T15:56:58.219789813</meta:print-date>
    <meta:document-statistic meta:table-count="0" meta:image-count="1" meta:object-count="0" meta:page-count="8" meta:paragraph-count="61" meta:word-count="1615" meta:character-count="10730" meta:non-whitespace-character-count="9018"/>
    <meta:user-defined meta:name="AppVersion">16.0000</meta:user-defined>
    <meta:template xlink:type="simple" xlink:actuate="onRequest" xlink:title="Normal.dotm" xlink:href=""/>
  </office:meta>
</office:document-meta>
</file>